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eveland Express</text:p>
      <text:p text:style-name="P4">Real-Time Embedded Systems</text:p>
      <text:p text:style-name="P4">Dr. McCormick</text:p>
      <text:p text:style-name="P4">April 24, 2011</text:p>
      <text:p text:style-name="P4">Author: Elliot Schmitt</text:p>
      <text:p text:style-name="P3">-----------------------------------------------------------------------------------</text:p>
      <text:p text:style-name="P3"/>
      <text:p text:style-name="P2">Command Test Plan</text:p>
      <text:p text:style-name="P3">-----------------------------------------------------------------------------------</text:p>
      <text:p text:style-name="P3"/>
      <text:p text:style-name="P5"/>
      <text:p text:style-name="P1">Run the Test Program</text:p>
      <text:p text:style-name="P1"/>
      <text:p text:style-name="P1">Test 1</text:p>
      <text:p text:style-name="P6">Purpose: Test all the commands from keyboard</text:p>
      <text:p text:style-name="P6">Input: any combination of keyboard commands found in the manual</text:p>
      <text:p text:style-name="P6">Expected Output: The appropriate command name and, if necessary, the associated attib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Schutt</meta:initial-creator>
    <meta:creation-date>2011-03-29T18:00:58</meta:creation-date>
    <dc:creator>Elliot Schmitt</dc:creator>
    <dc:date>2011-05-09T16:51:32</dc:date>
    <meta:editing-cycles>14</meta:editing-cycles>
    <meta:editing-duration>PT2H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52" meta:character-count="497"/>
  </office:meta>
</office:document-meta>
</file>